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8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marker-start="" draw:marker-end="Arrow" draw:textarea-horizontal-align="center" draw:textarea-vertical-align="middle"/>
    </style:style>
    <style:style style:name="gr13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to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1.031cm" fo:margin-right="0cm" fo:text-indent="-1.031cm">
        <style:tab-stops>
          <style:tab-stop style:position="-0.135cm"/>
        </style:tab-stops>
      </style:paragraph-properties>
    </style:style>
    <style:style style:name="P9" style:family="paragraph">
      <style:paragraph-properties fo:margin-left="1.031cm" fo:margin-right="0cm" fo:text-indent="-1.031cm">
        <style:tab-stops>
          <style:tab-stop style:position="-0.135cm"/>
        </style:tab-stops>
      </style:paragraph-properties>
      <style:text-properties fo:font-size="18pt"/>
    </style:style>
    <style:style style:name="P10" style:family="paragraph">
      <style:paragraph-properties fo:margin-left="1.031cm" fo:margin-right="0cm" fo:text-indent="-1.031cm">
        <style:tab-stops>
          <style:tab-stop style:position="-0.135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xml:id="id5" draw:id="id5" draw:layer="layout" svg:width="8.868cm" svg:height="9.673cm" draw:transform="rotate (0.523598775598299) translate (6.964cm 7.9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926cm" svg:height="2.926cm" svg:x="10.521cm" svg:y="11.013cm">
          <text:p text:style-name="P1"><text:span text:style-name="T1">REA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926cm" svg:height="2.926cm" svg:x="1.68cm" svg:y="15.745cm">
          <text:p text:style-name="P1"><text:span text:style-name="T1">N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76cm" svg:y1="17.177cm" svg:x2="10.801cm" svg:y2="13.353cm">
          <text:p/>
        </draw:line>
        <draw:custom-shape draw:style-name="gr2" draw:text-style-name="P2" xml:id="id2" draw:id="id2" draw:layer="layout" svg:width="2.926cm" svg:height="2.926cm" svg:x="13.323cm" svg:y="7.753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984cm" svg:y1="11.013cm" svg:x2="13.323cm" svg:y2="9.216cm" draw:start-shape="id1" draw:start-glue-point="4" draw:end-shape="id2" draw:end-glue-point="6" svg:d="m11984 11013c0-1198 446-1797 1339-1797">
          <text:p/>
        </draw:connector>
        <draw:connector draw:style-name="gr3" draw:text-style-name="P1" draw:layer="layout" draw:type="curve" svg:x1="14.786cm" svg:y1="10.679cm" svg:x2="13.447cm" svg:y2="12.476cm" draw:start-shape="id2" draw:start-glue-point="8" draw:end-shape="id1" draw:end-glue-point="10" svg:d="m14786 10679c0 1198-446 1797-1339 1797">
          <text:p/>
        </draw:connector>
        <draw:custom-shape draw:style-name="gr2" draw:text-style-name="P2" xml:id="id3" draw:id="id3" draw:layer="layout" svg:width="5.629cm" svg:height="3.594cm" svg:x="19.301cm" svg:y="15.455cm">
          <text:p text:style-name="P1"><text:span text:style-name="T1">BLOCKED</text:span><text:span text:style-name="T1"><text:line-break/></text:span><text:span text:style-name="T1">BLOCKED_INT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6.249cm" svg:y1="9.216cm" svg:x2="20.125cm" svg:y2="15.981cm" draw:start-shape="id2" draw:start-glue-point="10" draw:end-shape="id3" draw:end-glue-point="5" svg:d="m16249 9216c2584 0 3876 2255 3876 6765">
          <text:p/>
        </draw:connector>
        <draw:connector draw:style-name="gr3" draw:text-style-name="P1" draw:layer="layout" draw:type="curve" svg:x1="19.301cm" svg:y1="17.252cm" svg:x2="13.447cm" svg:y2="12.476cm" draw:start-shape="id3" draw:start-glue-point="6" draw:end-shape="id1" draw:end-glue-point="10" svg:d="m19301 17252c-4390 0-1464-4776-5854-4776">
          <text:p/>
        </draw:connector>
        <draw:custom-shape draw:style-name="gr2" draw:text-style-name="P2" xml:id="id4" draw:id="id4" draw:layer="layout" svg:width="2.926cm" svg:height="2.926cm" svg:x="12.854cm" svg:y="0.746cm">
          <text:p text:style-name="P1"><text:span text:style-name="T1">D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0.949cm" svg:y1="11.441cm" svg:x2="12.854cm" svg:y2="2.209cm" draw:start-shape="id1" draw:start-glue-point="5" draw:end-shape="id4" draw:end-glue-point="6" svg:d="m10949 11441c0-6155 635-9232 1905-9232">
          <text:p/>
        </draw:connector>
        <draw:connector draw:style-name="gr3" draw:text-style-name="P1" draw:layer="layout" draw:type="curve" svg:x1="14.786cm" svg:y1="7.753cm" svg:x2="14.317cm" svg:y2="3.672cm" draw:start-shape="id2" draw:start-glue-point="4" draw:end-shape="id4" draw:end-glue-point="8" svg:d="m14786 7753c0-3060-469-1020-469-4081">
          <text:p/>
        </draw:connector>
        <draw:frame draw:style-name="gr4" draw:layer="layout" svg:width="3.704cm" svg:height="0.962cm" svg:x="11.206cm" svg:y="6.412cm">
          <draw:text-box>
            <text:p>RUNNING</text:p>
          </draw:text-box>
        </draw:frame>
        <draw:custom-shape draw:style-name="gr2" draw:text-style-name="P2" xml:id="id6" draw:id="id6" draw:layer="layout" svg:width="2.926cm" svg:height="2.926cm" svg:x="1.704cm" svg:y="0.715cm">
          <text:p text:style-name="P1"><text:span text:style-name="T1">STOPP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796cm" svg:y1="8.529cm" svg:x2="3.167cm" svg:y2="3.641cm" draw:start-shape="id5" draw:start-glue-point="5" draw:end-shape="id6" draw:end-glue-point="8" svg:d="m8796 8529c-3753 0-5629-1629-5629-4888">
          <text:p/>
        </draw:connector>
        <draw:connector draw:style-name="gr3" draw:text-style-name="P1" draw:layer="layout" draw:type="curve" svg:x1="4.202cm" svg:y1="3.213cm" svg:x2="10.804cm" svg:y2="5.735cm" draw:start-shape="id6" draw:start-glue-point="9" draw:end-shape="id5" draw:end-glue-point="4" svg:d="m4202 3213c0 1779 6602 518 6602 2522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1" draw:layer="layout" svg:width="13.924cm" svg:height="1.091cm" svg:x="5.31cm" svg:y="0.465cm">
          <text:p text:style-name="P1">Parameter of task main func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24cm" svg:height="1.092cm" svg:x="5.31cm" svg:y="1.767cm">
          <text:p text:style-name="P1">Address of task exit handl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cm" svg:y1="1.576cm" svg:x2="5.029cm" svg:y2="1.576cm">
          <text:p/>
        </draw:line>
        <draw:frame draw:style-name="gr6" draw:layer="layout" svg:width="3.393cm" svg:height="1.673cm" svg:x="0.618cm" svg:y="0.59cm">
          <draw:text-box>
            <text:p>Top <text:s/>of stack</text:p>
          </draw:text-box>
        </draw:frame>
        <draw:custom-shape draw:style-name="gr2" draw:text-style-name="P1" draw:layer="layout" svg:width="13.924cm" svg:height="1.091cm" svg:x="5.31cm" svg:y="3.07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24cm" svg:height="1.091cm" svg:x="5.31cm" svg:y="4.373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24cm" svg:height="1.091cm" svg:x="5.279cm" svg:y="6.989cm">
          <text:p text:style-name="P1">Interrupt vector and error cod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24cm" svg:height="1.092cm" svg:x="5.279cm" svg:y="5.686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14cm" svg:height="7.359cm" svg:x="5.309cm" svg:y="8.292cm">
          <text:p text:style-name="P1">Integer registers</text:p>
          <text:p text:style-name="P1">EAX<text:line-break/>EBX</text:p>
          <text:p text:style-name="P1">ECX</text:p>
          <text:p text:style-name="P1">EDX</text:p>
          <text:p text:style-name="P1">ESI</text:p>
          <text:p text:style-name="P1">EDI</text:p>
          <text:p text:style-name="P1">EBP</text:p>
          <text:p text:style-name="P1">DS</text:p>
          <text:p text:style-name="P1">CR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19cm" svg:height="1.092cm" svg:x="5.309cm" svg:y="15.861cm">
          <text:p text:style-name="P1">ES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919cm" svg:height="1.092cm" svg:x="5.309cm" svg:y="17.165cm">
          <text:p text:style-name="P1">CR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93cm" svg:y1="5.974cm" svg:x2="19.33cm" svg:y2="5.974cm">
          <text:p/>
        </draw:line>
        <draw:frame draw:style-name="gr6" draw:layer="layout" svg:width="3.393cm" svg:height="3.095cm" svg:x="21.661cm" svg:y="5.175cm">
          <draw:text-box>
            <text:p>Address of task main function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2" draw:text-style-name="P3" draw:layer="layout" svg:width="7.577cm" svg:height="1.092cm" svg:x="1.91cm" svg:y="5.119cm">
          <text:p text:style-name="P1"><text:span text:style-name="T2">EFLAGS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.91cm" svg:y="6.464cm">
          <text:p text:style-name="P1"><text:span text:style-name="T2">CS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629cm" svg:x="1.91cm" svg:y="9.153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.91cm" svg:y="7.809cm">
          <text:p text:style-name="P1"><text:span text:style-name="T2">EIP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2cm" svg:height="4.431cm" svg:x="1.909cm" svg:y="11.035cm">
          <text:p text:style-name="P1"><text:span text:style-name="T2">Integer registers pf</text:span></text:p>
          <text:p text:style-name="P1"><text:span text:style-name="T2">task A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.909cm" svg:y="15.719cm">
          <text:p text:style-name="P1"><text:span text:style-name="T2">ESP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.909cm" svg:y="17.064cm">
          <text:p text:style-name="P1"><text:span text:style-name="T2">CR3 (A)</text:span></text:p>
          <draw:enhanced-geometry svg:viewBox="0 0 21600 21600" draw:type="rectangle" draw:enhanced-path="M 0 0 L 21600 0 21600 21600 0 21600 0 0 Z N"/>
        </draw:custom-shape>
        <draw:frame draw:style-name="gr4" draw:layer="layout" svg:width="2.584cm" svg:height="0.962cm" svg:x="10.116cm" svg:y="14.723cm">
          <draw:text-box>
            <text:p>← x</text:p>
          </draw:text-box>
        </draw:frame>
        <draw:frame draw:style-name="gr4" draw:layer="layout" svg:width="2.584cm" svg:height="0.962cm" svg:x="10.054cm" svg:y="16.061cm">
          <draw:text-box>
            <text:p>← x-4</text:p>
          </draw:text-box>
        </draw:frame>
        <draw:frame draw:style-name="gr4" draw:layer="layout" svg:width="2.584cm" svg:height="0.962cm" svg:x="10.092cm" svg:y="17.149cm">
          <draw:text-box>
            <text:p>← x-8</text:p>
          </draw:text-box>
        </draw:frame>
        <draw:frame draw:style-name="gr4" draw:layer="layout" svg:width="7.906cm" svg:height="0.962cm" svg:x="3.143cm" svg:y="2.583cm">
          <draw:text-box>
            <text:p>Stack of task A</text:p>
          </draw:text-box>
        </draw:frame>
        <draw:custom-shape draw:style-name="gr2" draw:text-style-name="P3" draw:layer="layout" svg:width="7.577cm" svg:height="1.092cm" svg:x="15.701cm" svg:y="5.119cm">
          <text:p text:style-name="P1"><text:span text:style-name="T2">EFLAGS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5.701cm" svg:y="6.464cm">
          <text:p text:style-name="P1"><text:span text:style-name="T2">CS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629cm" svg:x="15.701cm" svg:y="9.153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5.701cm" svg:y="7.809cm">
          <text:p text:style-name="P1"><text:span text:style-name="T2">EIP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2cm" svg:height="4.431cm" svg:x="15.7cm" svg:y="11.035cm">
          <text:p text:style-name="P1"><text:span text:style-name="T2">Integer registers of</text:span></text:p>
          <text:p text:style-name="P1"><text:span text:style-name="T2">task <text:s/>B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5.7cm" svg:y="15.719cm">
          <text:p text:style-name="P1"><text:span text:style-name="T2">ESP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5.7cm" svg:y="17.064cm">
          <text:p text:style-name="P1"><text:span text:style-name="T2">CR3 (B)</text:span></text:p>
          <draw:enhanced-geometry svg:viewBox="0 0 21600 21600" draw:type="rectangle" draw:enhanced-path="M 0 0 L 21600 0 21600 21600 0 21600 0 0 Z N"/>
        </draw:custom-shape>
        <draw:frame draw:style-name="gr4" draw:layer="layout" svg:width="2.584cm" svg:height="0.962cm" svg:x="23.907cm" svg:y="14.723cm">
          <draw:text-box>
            <text:p>← y</text:p>
          </draw:text-box>
        </draw:frame>
        <draw:frame draw:style-name="gr4" draw:layer="layout" svg:width="2.584cm" svg:height="0.962cm" svg:x="23.845cm" svg:y="16.061cm">
          <draw:text-box>
            <text:p>← y-4</text:p>
          </draw:text-box>
        </draw:frame>
        <draw:frame draw:style-name="gr4" draw:layer="layout" svg:width="2.584cm" svg:height="0.962cm" svg:x="23.883cm" svg:y="17.149cm">
          <draw:text-box>
            <text:p>← y-8</text:p>
          </draw:text-box>
        </draw:frame>
        <draw:frame draw:style-name="gr4" draw:layer="layout" svg:width="7.906cm" svg:height="0.962cm" svg:x="16.934cm" svg:y="2.583cm">
          <draw:text-box>
            <text:p>Stack of task B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2" draw:text-style-name="P3" draw:layer="layout" svg:width="7.577cm" svg:height="1.092cm" svg:x="1.91cm" svg:y="5.119cm">
          <text:p text:style-name="P1"><text:span text:style-name="T2">EFLAGS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.91cm" svg:y="6.464cm">
          <text:p text:style-name="P1"><text:span text:style-name="T2">CS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629cm" svg:x="1.91cm" svg:y="9.153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.91cm" svg:y="7.809cm">
          <text:p text:style-name="P1"><text:span text:style-name="T2">EIP (A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2cm" svg:height="4.431cm" svg:x="1.909cm" svg:y="11.035cm">
          <text:p text:style-name="P1"><text:span text:style-name="T2">Integer registers pf</text:span></text:p>
          <text:p text:style-name="P1"><text:span text:style-name="T2">task A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.909cm" svg:y="15.719cm">
          <text:p text:style-name="P1"><text:span text:style-name="T2">ESP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.909cm" svg:y="17.064cm">
          <text:p text:style-name="P1"><text:span text:style-name="T2">CR3 (B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84cm" svg:height="0.962cm" svg:x="10.116cm" svg:y="14.723cm">
          <draw:text-box>
            <text:p><text:span text:style-name="T2">← </text:span><text:span text:style-name="T2">x</text:span></text:p>
          </draw:text-box>
        </draw:frame>
        <draw:frame draw:style-name="gr4" draw:text-style-name="P5" draw:layer="layout" svg:width="2.584cm" svg:height="0.962cm" svg:x="10.054cm" svg:y="16.061cm">
          <draw:text-box>
            <text:p><text:span text:style-name="T2">← </text:span><text:span text:style-name="T2">x-4</text:span></text:p>
          </draw:text-box>
        </draw:frame>
        <draw:frame draw:style-name="gr4" draw:text-style-name="P5" draw:layer="layout" svg:width="2.584cm" svg:height="0.962cm" svg:x="10.092cm" svg:y="17.149cm">
          <draw:text-box>
            <text:p><text:span text:style-name="T2">← </text:span><text:span text:style-name="T2">x-8</text:span></text:p>
          </draw:text-box>
        </draw:frame>
        <draw:frame draw:style-name="gr4" draw:text-style-name="P5" draw:layer="layout" svg:width="7.906cm" svg:height="0.962cm" svg:x="3.143cm" svg:y="2.583cm">
          <draw:text-box>
            <text:p><text:span text:style-name="T2">Stack of task A</text:span></text:p>
          </draw:text-box>
        </draw:frame>
        <draw:custom-shape draw:style-name="gr2" draw:text-style-name="P3" draw:layer="layout" svg:width="7.577cm" svg:height="1.092cm" svg:x="15.701cm" svg:y="5.119cm">
          <text:p text:style-name="P1"><text:span text:style-name="T2">EFLAGS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5.701cm" svg:y="6.464cm">
          <text:p text:style-name="P1"><text:span text:style-name="T2">CS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629cm" svg:x="15.701cm" svg:y="9.153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7cm" svg:height="1.092cm" svg:x="15.701cm" svg:y="7.809cm">
          <text:p text:style-name="P1"><text:span text:style-name="T2">EIP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2cm" svg:height="4.431cm" svg:x="15.7cm" svg:y="11.035cm">
          <text:p text:style-name="P1"><text:span text:style-name="T2">Integer registers of</text:span></text:p>
          <text:p text:style-name="P1"><text:span text:style-name="T2">task <text:s/>B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5.7cm" svg:y="15.719cm">
          <text:p text:style-name="P1"><text:span text:style-name="T2">ESP (B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575cm" svg:height="1.093cm" svg:x="15.7cm" svg:y="17.064cm">
          <text:p text:style-name="P1"><text:span text:style-name="T2">CR3 (B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584cm" svg:height="0.962cm" svg:x="23.907cm" svg:y="14.723cm">
          <draw:text-box>
            <text:p><text:span text:style-name="T2">← </text:span><text:span text:style-name="T2">y</text:span></text:p>
          </draw:text-box>
        </draw:frame>
        <draw:frame draw:style-name="gr4" draw:text-style-name="P5" draw:layer="layout" svg:width="2.584cm" svg:height="0.962cm" svg:x="23.845cm" svg:y="16.061cm">
          <draw:text-box>
            <text:p><text:span text:style-name="T2">← </text:span><text:span text:style-name="T2">y-4</text:span></text:p>
          </draw:text-box>
        </draw:frame>
        <draw:frame draw:style-name="gr4" draw:text-style-name="P5" draw:layer="layout" svg:width="2.584cm" svg:height="0.962cm" svg:x="23.883cm" svg:y="17.149cm">
          <draw:text-box>
            <text:p><text:span text:style-name="T2">← </text:span><text:span text:style-name="T2">y-8</text:span></text:p>
          </draw:text-box>
        </draw:frame>
        <draw:frame draw:style-name="gr4" draw:text-style-name="P5" draw:layer="layout" svg:width="7.906cm" svg:height="0.962cm" svg:x="16.934cm" svg:y="2.583cm">
          <draw:text-box>
            <text:p><text:span text:style-name="T2">Stack of task B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7" draw:text-style-name="P1" draw:layer="layout" svg:width="12.869cm" svg:height="17.457cm" svg:x="1.003cm" svg:y="2.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.869cm" svg:height="17.457cm" svg:x="14.592cm" svg:y="2.60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11.308cm" svg:height="0.962cm" svg:x="1.81cm" svg:y="1.117cm">
          <draw:text-box>
            <text:p>Session 1</text:p>
          </draw:text-box>
        </draw:frame>
        <draw:custom-shape draw:style-name="gr8" draw:text-style-name="P1" draw:layer="layout" svg:width="9.052cm" svg:height="4.122cm" svg:x="2.757cm" svg:y="6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052cm" svg:height="4.122cm" svg:x="2.757cm" svg:y="12.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052cm" svg:height="4.122cm" svg:x="16.961cm" svg:y="6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77cm" svg:height="1.337cm" svg:x="3.955cm" svg:y="6.9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77cm" svg:height="1.337cm" svg:x="7.605cm" svg:y="7.74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77cm" svg:height="1.337cm" svg:x="4.097cm" svg:y="13.28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77cm" svg:height="1.337cm" svg:x="19.638cm" svg:y="7.0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955cm" svg:height="0.725cm" svg:x="6.991cm" svg:y="12.783cm">
          <draw:text-box>
            <text:p><text:span text:style-name="T3">Process group 2</text:span></text:p>
          </draw:text-box>
        </draw:frame>
        <draw:frame draw:style-name="gr4" draw:text-style-name="P6" draw:layer="layout" svg:width="3.955cm" svg:height="0.725cm" svg:x="6.936cm" svg:y="6.267cm">
          <draw:text-box>
            <text:p><text:span text:style-name="T3">Process group 1</text:span></text:p>
          </draw:text-box>
        </draw:frame>
        <draw:frame draw:style-name="gr4" draw:text-style-name="P6" draw:layer="layout" svg:width="3.955cm" svg:height="0.725cm" svg:x="21.837cm" svg:y="6.406cm">
          <draw:text-box>
            <text:p><text:span text:style-name="T3">Process group 4</text:span></text:p>
          </draw:text-box>
        </draw:frame>
        <draw:frame draw:style-name="gr4" draw:layer="layout" svg:width="11.308cm" svg:height="0.962cm" svg:x="15.401cm" svg:y="1.061cm">
          <draw:text-box>
            <text:p>Session 4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2" draw:text-style-name="P3" xml:id="id7" draw:id="id7" draw:layer="layout" svg:width="6.043cm" svg:height="0.752cm" svg:x="16.544cm" svg:y="3.222cm">
          <text:p text:style-name="P1"><text:span text:style-name="T2">ESP (=x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5cm" svg:y="2.322cm">
          <text:p text:style-name="P1"><text:span text:style-name="T2">S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043cm" svg:height="0.752cm" svg:x="16.545cm" svg:y="4.122cm">
          <text:p text:style-name="P1"><text:span text:style-name="T2">EFL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6cm" svg:y="5.022cm">
          <text:p text:style-name="P1"><text:span text:style-name="T2">C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7cm" svg:y="5.922cm">
          <text:p text:style-name="P1"><text:span text:style-name="T2">E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51cm" svg:height="1.629cm" svg:x="16.536cm" svg:y="6.917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7cm" svg:height="4.431cm" svg:x="16.535cm" svg:y="8.799cm">
          <text:p text:style-name="P1"><text:span text:style-name="T2">Integer registers 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218cm" svg:height="0.962cm" svg:x="15.764cm" svg:y="0.334cm">
          <draw:text-box>
            <text:p><text:span text:style-name="T2">Kernel stack of active thread</text:span></text:p>
          </draw:text-box>
        </draw:frame>
        <draw:custom-shape draw:style-name="gr2" draw:text-style-name="P3" draw:layer="layout" svg:width="6.047cm" svg:height="4.431cm" svg:x="1.33cm" svg:y="2.311cm">
          <text:p text:style-name="P1"><text:span text:style-name="T2">User space</text:span></text:p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544cm" svg:y1="3.598cm" svg:x2="8.216cm" svg:y2="16.962cm" draw:start-shape="id7" draw:start-glue-point="3" svg:d="m16544 3598h-4415v13364h-3913">
          <text:p/>
        </draw:connector>
        <draw:custom-shape draw:style-name="gr10" draw:text-style-name="P3" draw:layer="layout" svg:width="6.016cm" svg:height="0.752cm" svg:x="1.337cm" svg:y="6.874cm">
          <text:p text:style-name="P1"><text:span text:style-name="T2">EIP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2.732cm" svg:x="1.337cm" svg:y="7.774cm">
          <text:p text:style-name="P1"><text:span text:style-name="T2">Integer </text:span></text:p>
          <text:p text:style-name="P1"><text:span text:style-name="T2">regis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2.732cm" svg:x="1.337cm" svg:y="10.574cm">
          <text:p text:style-name="P1"><text:span text:style-name="T2">Sigreturn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69cm" svg:height="0.962cm" svg:x="7.77cm" svg:y="6.735cm">
          <draw:text-box>
            <text:p><text:span text:style-name="T2">x - 4</text:span></text:p>
          </draw:text-box>
        </draw:frame>
        <draw:frame draw:style-name="gr4" draw:text-style-name="P5" draw:layer="layout" svg:width="5.069cm" svg:height="0.962cm" svg:x="7.688cm" svg:y="9.631cm">
          <draw:text-box>
            <text:p><text:span text:style-name="T2">z</text:span></text:p>
          </draw:text-box>
        </draw:frame>
        <draw:frame draw:style-name="gr4" draw:text-style-name="P5" draw:layer="layout" svg:width="5.069cm" svg:height="0.962cm" svg:x="7.689cm" svg:y="9.631cm">
          <draw:text-box>
            <text:p><text:span text:style-name="T2">z</text:span></text:p>
          </draw:text-box>
        </draw:frame>
        <draw:frame draw:style-name="gr4" draw:text-style-name="P5" draw:layer="layout" svg:width="5.069cm" svg:height="0.962cm" svg:x="7.69cm" svg:y="12.631cm">
          <draw:text-box>
            <text:p><text:span text:style-name="T2">c</text:span></text:p>
          </draw:text-box>
        </draw:frame>
        <draw:custom-shape draw:style-name="gr10" draw:text-style-name="P3" draw:layer="layout" svg:width="6.016cm" svg:height="2.732cm" svg:x="1.337cm" svg:y="13.374cm">
          <text:p text:style-name="P1"><text:span text:style-name="T2">Parameters</text:span></text:p>
          <text:p text:style-name="P1"><text:span text:style-name="T2">for handl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69cm" svg:height="0.962cm" svg:x="7.691cm" svg:y="15.431cm">
          <draw:text-box>
            <text:p><text:span text:style-name="T2">c - 12</text:span></text:p>
          </draw:text-box>
        </draw:frame>
        <draw:custom-shape draw:style-name="gr10" draw:text-style-name="P3" draw:layer="layout" svg:width="6.016cm" svg:height="1.329cm" svg:x="1.337cm" svg:y="16.177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2.732cm" svg:x="1.337cm" svg:y="17.574cm">
          <text:p text:style-name="P1"><text:span text:style-name="T2">Stack of handl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218cm" svg:height="1.673cm" svg:x="1.264cm" svg:y="0.334cm">
          <draw:text-box>
            <text:p><text:span text:style-name="T2">User space stack of active threa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2" draw:text-style-name="P1" xml:id="id8" draw:id="id8" draw:layer="layout" svg:width="6.043cm" svg:height="0.752cm" svg:x="16.544cm" svg:y="3.222cm">
          <text:p text:style-name="P1">ESP (=x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43cm" svg:height="0.752cm" svg:x="16.545cm" svg:y="2.322cm">
          <text:p text:style-name="P1">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043cm" svg:height="0.752cm" svg:x="16.545cm" svg:y="4.122cm">
          <text:p text:style-name="P1">EFLAG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43cm" svg:height="0.752cm" svg:x="16.546cm" svg:y="5.022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43cm" svg:height="0.752cm" svg:x="16.547cm" svg:y="5.922cm">
          <text:p text:style-name="P1">EI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51cm" svg:height="1.629cm" svg:x="16.536cm" svg:y="6.917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7cm" svg:height="4.431cm" svg:x="16.535cm" svg:y="8.799cm">
          <text:p text:style-name="P1"><text:span text:style-name="T2">Integer registers </text:span></text:p>
          <draw:enhanced-geometry svg:viewBox="0 0 21600 21600" draw:type="rectangle" draw:enhanced-path="M 0 0 L 21600 0 21600 21600 0 21600 0 0 Z N"/>
        </draw:custom-shape>
        <draw:frame draw:style-name="gr4" draw:layer="layout" svg:width="9.218cm" svg:height="0.962cm" svg:x="15.764cm" svg:y="0.334cm">
          <draw:text-box>
            <text:p>Kernel stack of active thread</text:p>
          </draw:text-box>
        </draw:frame>
        <draw:custom-shape draw:style-name="gr2" draw:text-style-name="P3" draw:layer="layout" svg:width="6.047cm" svg:height="4.431cm" svg:x="1.33cm" svg:y="2.311cm">
          <text:p text:style-name="P1"><text:span text:style-name="T2">User space</text:span></text:p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544cm" svg:y1="3.598cm" svg:x2="7.966cm" svg:y2="14.539cm" draw:start-shape="id8" draw:start-glue-point="3" svg:d="m16544 3598h-4540v10941h-4038">
          <text:p/>
        </draw:connector>
        <draw:custom-shape draw:style-name="gr10" draw:text-style-name="P1" draw:layer="layout" svg:width="6.016cm" svg:height="2.732cm" svg:x="1.337cm" svg:y="6.874cm">
          <text:p text:style-name="P1">Code to call</text:p>
          <text:p text:style-name="P1">Sigreturn with </text:p>
          <text:p text:style-name="P1">parameter</text:p>
          <draw:enhanced-geometry svg:viewBox="0 0 21600 21600" draw:type="rectangle" draw:enhanced-path="M 0 0 L 21600 0 21600 21600 0 21600 0 0 Z N"/>
        </draw:custom-shape>
        <draw:frame draw:style-name="gr4" draw:layer="layout" svg:width="5.069cm" svg:height="0.962cm" svg:x="7.69cm" svg:y="8.931cm">
          <draw:text-box>
            <text:p>c</text:p>
          </draw:text-box>
        </draw:frame>
        <draw:custom-shape draw:style-name="gr10" draw:text-style-name="P1" draw:layer="layout" svg:width="6.016cm" svg:height="2.732cm" svg:x="1.337cm" svg:y="11.274cm">
          <text:p text:style-name="P1">Parameter</text:p>
          <text:p text:style-name="P1">for handler</text:p>
          <draw:enhanced-geometry svg:viewBox="0 0 21600 21600" draw:type="rectangle" draw:enhanced-path="M 0 0 L 21600 0 21600 21600 0 21600 0 0 Z N"/>
        </draw:custom-shape>
        <draw:frame draw:style-name="gr4" draw:layer="layout" svg:width="5.069cm" svg:height="0.962cm" svg:x="7.691cm" svg:y="13.231cm">
          <draw:text-box>
            <text:p>c – 12 </text:p>
          </draw:text-box>
        </draw:frame>
        <draw:custom-shape draw:style-name="gr10" draw:text-style-name="P1" draw:layer="layout" svg:width="6.016cm" svg:height="1.329cm" svg:x="1.337cm" svg:y="14.07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016cm" svg:height="2.732cm" svg:x="1.337cm" svg:y="15.474cm">
          <text:p text:style-name="P1">Stack of handler</text:p>
          <draw:enhanced-geometry svg:viewBox="0 0 21600 21600" draw:type="rectangle" draw:enhanced-path="M 0 0 L 21600 0 21600 21600 0 21600 0 0 Z N"/>
        </draw:custom-shape>
        <draw:frame draw:style-name="gr4" draw:layer="layout" svg:width="9.218cm" svg:height="1.673cm" svg:x="1.264cm" svg:y="0.334cm">
          <draw:text-box>
            <text:p>User space stack of active thread</text:p>
          </draw:text-box>
        </draw:frame>
        <draw:custom-shape draw:style-name="gr10" draw:text-style-name="P1" draw:layer="layout" svg:width="6.016cm" svg:height="1.329cm" svg:x="1.337cm" svg:y="9.778cm">
          <text:p text:style-name="P1">sig_n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2" draw:text-style-name="P7" xml:id="id15" draw:id="id15" draw:layer="layout" svg:width="3.969cm" svg:height="1.452cm" svg:x="6.879cm" svg:y="1.024cm">
          <text:p text:style-name="P1"><text:span text:style-name="T4">do_kill</text:span></text:p>
          <text:p text:style-name="P1"><text:span text:style-name="T3"/></text:p>
          <text:p text:style-name="P1"><text:span text:style-name="T3">task_table_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4" draw:id="id14" draw:layer="layout" svg:width="3.969cm" svg:height="2.559cm" svg:x="6.876cm" svg:y="7.424cm">
          <text:p text:style-name="P1"><text:span text:style-name="T4">signal_proc</text:span></text:p>
          <text:p text:style-name="P1"><text:span text:style-name="T3"/></text:p>
          <text:p text:style-name="P1"><text:span text:style-name="T3">sig_pending_lock</text:span></text:p>
          <text:p text:style-name="P1"><text:span text:style-name="T3">Task spinlock (for all </text:span><text:span text:style-name="T3"><text:line-break/></text:span><text:span text:style-name="T3">tasks in process)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2" draw:id="id12" draw:layer="layout" svg:width="3.969cm" svg:height="1.452cm" svg:x="6.876cm" svg:y="11.524cm">
          <text:p text:style-name="P1"><text:span text:style-name="T4">distribute_signals</text:span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7" xml:id="id13" draw:id="id13" draw:layer="layout" svg:width="3.969cm" svg:height="1.726cm" svg:x="6.877cm" svg:y="13.924cm">
          <text:p text:style-name="P1"><text:span text:style-name="T4">promote_signals</text:span><text:span text:style-name="T4"><text:line-break/></text:span><text:span text:style-name="T4"><text:line-break/></text:span><text:span text:style-name="T5">sig_pending_lock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0" draw:id="id10" draw:layer="layout" svg:width="3.969cm" svg:height="1.726cm" svg:x="6.878cm" svg:y="16.824cm">
          <text:p text:style-name="P1"><text:span text:style-name="T4">send_signal_to_task</text:span><text:span text:style-name="T4"><text:line-break/></text:span><text:span text:style-name="T4"><text:line-break/></text:span><text:span text:style-name="T5">task spinlock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875cm" svg:y1="15.682cm" svg:x2="8.875cm" svg:y2="16.811cm">
          <text:p/>
        </draw:line>
        <draw:custom-shape draw:style-name="gr2" draw:text-style-name="P7" xml:id="id9" draw:id="id9" draw:layer="layout" svg:width="3.969cm" svg:height="2.075cm" svg:x="12.78cm" svg:y="3.724cm">
          <text:p text:style-name="P1"><text:span text:style-name="T4">pm_stop_process</text:span></text:p>
          <text:p text:style-name="P1"><text:span text:style-name="T3"/></text:p>
          <text:p text:style-name="P1"><text:span text:style-name="T3">task_table_lock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4.764cm" svg:y1="5.799cm" svg:x2="10.847cm" svg:y2="17.687cm" draw:start-shape="id9" draw:start-glue-point="2" draw:end-shape="id10" draw:end-glue-point="1" svg:d="m14764 5799v11888h-3917">
          <text:p/>
        </draw:connector>
        <draw:custom-shape draw:style-name="gr2" draw:text-style-name="P7" xml:id="id11" draw:id="id11" draw:layer="layout" svg:width="3.969cm" svg:height="1.452cm" svg:x="12.781cm" svg:y="1.024cm">
          <text:p text:style-name="P1"><text:span text:style-name="T4">pm_process_signals</text:span></text:p>
          <text:p text:style-name="P1"><text:span text:style-name="T3"/></text:p>
          <text:p text:style-name="P1"><text:span text:style-name="T3">self-&gt;spinlock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.765cm" svg:y1="2.476cm" svg:x2="14.764cm" svg:y2="3.724cm" draw:start-shape="id11" draw:start-glue-point="2" draw:end-shape="id9" draw:end-glue-point="0" svg:d="m14765 2476v624h-1v624">
          <text:p/>
        </draw:connector>
        <draw:custom-shape draw:style-name="gr2" draw:text-style-name="P7" draw:layer="layout" svg:width="4.026cm" svg:height="2.807cm" svg:x="17.882cm" svg:y="1.024cm">
          <text:p text:style-name="P1"><text:span text:style-name="T4">waitpid</text:span></text:p>
          <text:p text:style-name="P1"><text:span text:style-name="T3"/></text:p>
          <text:p text:style-name="P1"><text:span text:style-name="T3">task_table_lock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7" xml:id="id16" draw:id="id16" draw:layer="layout" svg:width="4.026cm" svg:height="2.807cm" svg:x="1.206cm" svg:y="0.993cm">
          <text:p text:style-name="P1"><text:span text:style-name="T4">pm_cleanup_task</text:span></text:p>
          <text:p text:style-name="P1"><text:span text:style-name="T3"><text:line-break/></text:span><text:span text:style-name="T3">Task table lock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8.86cm" svg:y1="12.976cm" svg:x2="8.861cm" svg:y2="13.924cm" draw:start-shape="id12" draw:start-glue-point="2" draw:end-shape="id13" draw:end-glue-point="0" svg:d="m8860 12976v474h1v474">
          <text:p/>
        </draw:connector>
        <draw:connector draw:style-name="gr13" draw:text-style-name="P1" draw:layer="layout" svg:x1="8.86cm" svg:y1="9.983cm" svg:x2="8.86cm" svg:y2="11.524cm" draw:start-shape="id14" draw:start-glue-point="2" draw:end-shape="id12" draw:end-glue-point="0" svg:d="m8860 9983v1541">
          <text:p/>
        </draw:connector>
        <draw:connector draw:style-name="gr11" draw:text-style-name="P1" draw:layer="layout" svg:x1="8.863cm" svg:y1="2.476cm" svg:x2="8.86cm" svg:y2="7.424cm" draw:start-shape="id15" draw:start-glue-point="2" draw:end-shape="id14" draw:end-glue-point="0" svg:d="m8863 2476v2474h-3v2474">
          <text:p/>
        </draw:connector>
        <draw:connector draw:style-name="gr11" draw:text-style-name="P1" draw:layer="layout" svg:x1="5.232cm" svg:y1="2.396cm" svg:x2="6.876cm" svg:y2="8.703cm" draw:start-shape="id16" draw:end-shape="id14" svg:d="m5232 2396h822v6307h822">
          <text:p/>
        </draw:connector>
        <draw:custom-shape draw:style-name="gr2" draw:text-style-name="P7" draw:layer="layout" svg:width="4.026cm" svg:height="2.807cm" svg:x="22.582cm" svg:y="1.025cm">
          <text:p text:style-name="P1"><text:span text:style-name="T4">pm_handle_</text:span><text:span text:style-name="T4"><text:line-break/></text:span><text:span text:style-name="T4">exit_requests</text:span></text:p>
          <text:p text:style-name="P1"><text:span text:style-name="T3"/></text:p>
          <text:p text:style-name="P1"><text:span text:style-name="T3">task_table_lock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4.764cm" svg:y1="5.799cm" svg:x2="10.845cm" svg:y2="8.703cm" draw:start-shape="id9" draw:start-glue-point="2" draw:end-shape="id14" draw:end-glue-point="1" svg:d="m14764 5799v2904h-3919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2" draw:text-style-name="P3" xml:id="id17" draw:id="id17" draw:layer="layout" svg:width="6.043cm" svg:height="0.752cm" svg:x="16.544cm" svg:y="3.222cm">
          <text:p text:style-name="P1"><text:span text:style-name="T2">ESP (=x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5cm" svg:y="2.322cm">
          <text:p text:style-name="P1"><text:span text:style-name="T2">S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.043cm" svg:height="0.752cm" svg:x="16.545cm" svg:y="4.122cm">
          <text:p text:style-name="P1"><text:span text:style-name="T2">EFLAG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6cm" svg:y="5.022cm">
          <text:p text:style-name="P1"><text:span text:style-name="T2">C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3cm" svg:height="0.752cm" svg:x="16.547cm" svg:y="5.922cm">
          <text:p text:style-name="P1"><text:span text:style-name="T2">E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51cm" svg:height="1.629cm" svg:x="16.536cm" svg:y="6.917cm">
          <text:p text:style-name="P1"><text:span text:style-name="T2">Interrupt vector and </text:span></text:p>
          <text:p text:style-name="P1"><text:span text:style-name="T2">error 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47cm" svg:height="4.431cm" svg:x="16.535cm" svg:y="8.799cm">
          <text:p text:style-name="P1"><text:span text:style-name="T2">Integer registers 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218cm" svg:height="0.962cm" svg:x="15.764cm" svg:y="0.334cm">
          <draw:text-box>
            <text:p><text:span text:style-name="T2">Kernel stack of active thread</text:span></text:p>
          </draw:text-box>
        </draw:frame>
        <draw:custom-shape draw:style-name="gr2" draw:text-style-name="P3" draw:layer="layout" svg:width="6.047cm" svg:height="4.431cm" svg:x="1.33cm" svg:y="2.311cm">
          <text:p text:style-name="P1"><text:span text:style-name="T2">User space</text:span></text:p>
          <text:p text:style-name="P1"><text:span text:style-name="T2">stack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6.544cm" svg:y1="3.598cm" svg:x2="7.777cm" svg:y2="15.474cm" draw:start-shape="id17" draw:start-glue-point="3" svg:d="m16544 3598h-4634v11876h-4133">
          <text:p/>
        </draw:connector>
        <draw:custom-shape draw:style-name="gr10" draw:text-style-name="P3" draw:layer="layout" svg:width="6.016cm" svg:height="2.732cm" svg:x="1.337cm" svg:y="6.874cm">
          <text:p text:style-name="P1"><text:span text:style-name="T2">Code to call</text:span></text:p>
          <text:p text:style-name="P1"><text:span text:style-name="T2">Sigreturn with </text:span></text:p>
          <text:p text:style-name="P1"><text:span text:style-name="T2">paramet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069cm" svg:height="0.962cm" svg:x="7.69cm" svg:y="8.931cm">
          <draw:text-box>
            <text:p><text:span text:style-name="T2">c</text:span></text:p>
          </draw:text-box>
        </draw:frame>
        <draw:custom-shape draw:style-name="gr10" draw:text-style-name="P3" draw:layer="layout" svg:width="6.016cm" svg:height="1.329cm" svg:x="1.337cm" svg:y="14.677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1.612cm" svg:x="1.337cm" svg:y="16.194cm">
          <text:p text:style-name="P1"><text:span text:style-name="T2">Stack of handle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9.218cm" svg:height="1.673cm" svg:x="1.264cm" svg:y="0.334cm">
          <draw:text-box>
            <text:p><text:span text:style-name="T2">User space stack of active thread</text:span></text:p>
          </draw:text-box>
        </draw:frame>
        <draw:custom-shape draw:style-name="gr10" draw:text-style-name="P3" draw:layer="layout" svg:width="6.016cm" svg:height="1.329cm" svg:x="1.337cm" svg:y="13.178cm">
          <text:p text:style-name="P1"><text:span text:style-name="T2">sig_no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1.015cm" svg:x="1.31cm" svg:y="11.907cm">
          <text:p text:style-name="P1"><text:span text:style-name="T2">2 empty dwords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6.016cm" svg:height="1.844cm" svg:x="1.31cm" svg:y="9.755cm">
          <text:p text:style-name="P1"><text:span text:style-name="T2">sig_fr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rect draw:style-name="gr14" draw:text-style-name="P3" xml:id="id21" draw:id="id21" draw:layer="layout" svg:width="11.064cm" svg:height="5.178cm" svg:x="8.164cm" svg:y="0.353cm">
          <text:p text:style-name="P1"><text:span text:style-name="T2">Monitor 1: task table lock</text:span></text:p>
        </draw:rect>
        <draw:frame draw:style-name="gr15" draw:text-style-name="P9" draw:layer="layout" svg:width="11cm" svg:height="7.361cm" svg:x="8.457cm" svg:y="1.132cm">
          <draw:text-box>
            <text:p text:style-name="P8"><text:span text:style-name="T3">reserve_task</text:span></text:p>
            <text:p text:style-name="P8"><text:span text:style-name="T3">unreserve_task</text:span></text:p>
            <text:p text:style-name="P8"><text:span text:style-name="T3">activate_task</text:span></text:p>
            <text:p text:style-name="P8"><text:span text:style-name="T3">get_task </text:span></text:p>
            <text:p text:style-name="P8"><text:span text:style-name="T3">release_task</text:span></text:p>
            <text:p text:style-name="P8"><text:span text:style-name="T3">distribute_signals_threads</text:span></text:p>
            <text:p text:style-name="P8"><text:span text:style-name="T3">discard_signals_threads</text:span></text:p>
            <text:p text:style-name="P8"><text:span text:style-name="T3">signal_other_threads</text:span></text:p>
            <text:p text:style-name="P8"><text:span text:style-name="T3">continue_threads</text:span></text:p>
            <text:p text:style-name="P8"><text:span text:style-name="T2"/></text:p>
            <text:p text:style-name="P8"><text:span text:style-name="T2"><text:line-break/></text:span><text:span text:style-name="T2"/></text:p>
            <text:p text:style-name="P8"><text:span text:style-name="T2"/></text:p>
          </draw:text-box>
        </draw:frame>
        <draw:rect draw:style-name="gr14" draw:text-style-name="P3" xml:id="id18" draw:id="id18" draw:layer="layout" svg:width="11cm" svg:height="6.69cm" svg:x="1.01cm" svg:y="6.484cm">
          <text:p text:style-name="P1"><text:span text:style-name="T2">Monitor 2: proc table lock</text:span></text:p>
        </draw:rect>
        <draw:frame draw:style-name="gr15" draw:text-style-name="P10" draw:layer="layout" svg:width="7.467cm" svg:height="6cm" svg:x="1.339cm" svg:y="7.425cm">
          <draw:text-box>
            <text:p text:style-name="P8"><text:span text:style-name="T3">reserve_proc</text:span></text:p>
            <text:p text:style-name="P8"><text:span text:style-name="T3">unreserve_proc</text:span></text:p>
            <text:p text:style-name="P8"><text:span text:style-name="T3">activate_proc</text:span></text:p>
            <text:p text:style-name="P8"><text:span text:style-name="T3">do_setpgrp</text:span></text:p>
            <text:p text:style-name="P8"><text:span text:style-name="T3">do_setpgid</text:span></text:p>
            <text:p text:style-name="P8"><text:span text:style-name="T3">pm_pgrp_in_session</text:span></text:p>
            <text:p text:style-name="P8"><text:span text:style-name="T3">do_waitpid</text:span></text:p>
            <text:p text:style-name="P8"><text:span text:style-name="T3">do_kill</text:span></text:p>
            <text:p text:style-name="P8"><text:span text:style-name="T3">pm_stop_process</text:span></text:p>
            <text:p text:style-name="P8"><text:span text:style-name="T3">pm_cleanup_task</text:span></text:p>
            <text:p text:style-name="P8"><text:span text:style-name="T3">pm_handle_exit_requests</text:span></text:p>
            <text:p text:style-name="P8"><text:span text:style-name="T3"/></text:p>
          </draw:text-box>
        </draw:frame>
        <draw:rect draw:style-name="gr14" draw:text-style-name="P3" xml:id="id20" draw:id="id20" draw:layer="layout" svg:width="11.064cm" svg:height="6.524cm" svg:x="15.871cm" svg:y="6.601cm">
          <text:p text:style-name="P1"><text:span text:style-name="T2">Monitor 3: per-process lock</text:span></text:p>
        </draw:rect>
        <draw:frame draw:style-name="gr16" draw:text-style-name="P9" draw:layer="layout" svg:width="11cm" svg:height="5.465cm" svg:x="15.872cm" svg:y="7.624cm">
          <draw:text-box>
            <text:p text:style-name="P8"><text:span text:style-name="T3">discard_signal</text:span></text:p>
            <text:p text:style-name="P8"><text:span text:style-name="T3">promote_signals</text:span></text:p>
            <text:p text:style-name="P8"><text:span text:style-name="T3">signal_proc </text:span></text:p>
            <text:p text:style-name="P8"><text:span text:style-name="T3">add_child_times</text:span></text:p>
            <text:p text:style-name="P8"><text:span text:style-name="T3">do_times</text:span></text:p>
            <text:p text:style-name="P8"><text:span text:style-name="T3">do_sigaction</text:span></text:p>
            <text:p text:style-name="P8"><text:span text:style-name="T3">do_seteuid, do_geteuid</text:span></text:p>
            <text:p text:style-name="P8"><text:span text:style-name="T3">do_getgid, do_getegid</text:span></text:p>
            <text:p text:style-name="P8"><text:span text:style-name="T3">do_setuid, do_getuid</text:span></text:p>
            <text:p text:style-name="P8"><text:span text:style-name="T3">build_ignore_mask</text:span></text:p>
            <text:p text:style-name="P8"><text:span text:style-name="T3">do_sigpending</text:span></text:p>
          </draw:text-box>
        </draw:frame>
        <draw:rect draw:style-name="gr14" draw:text-style-name="P3" xml:id="id19" draw:id="id19" draw:layer="layout" svg:width="11cm" svg:height="6.294cm" svg:x="8.583cm" svg:y="14.427cm">
          <text:p text:style-name="P1"><text:span text:style-name="T2">Monitor 4: per-task lock</text:span></text:p>
          <text:p text:style-name="P1"><text:span text:style-name="T2"/></text:p>
        </draw:rect>
        <draw:frame draw:style-name="gr15" draw:text-style-name="P10" draw:layer="layout" svg:width="11cm" svg:height="6cm" svg:x="8.625cm" svg:y="15.294cm">
          <draw:text-box>
            <text:p text:style-name="P8"><text:span text:style-name="T3">signal_task</text:span></text:p>
            <text:p text:style-name="P8"><text:span text:style-name="T3">discard_signal_task</text:span></text:p>
            <text:p text:style-name="P8"><text:span text:style-name="T3">get_signals_task</text:span></text:p>
            <text:p text:style-name="P8"><text:span text:style-name="T3">pm_process_signals</text:span></text:p>
            <text:p text:style-name="P8"><text:span text:style-name="T3">continue_task</text:span></text:p>
            <text:p text:style-name="P8"><text:span text:style-name="T3">do_sigwait</text:span></text:p>
            <text:p text:style-name="P8"><text:span text:style-name="T3">do_pause</text:span></text:p>
            <text:p text:style-name="P8"><text:span text:style-name="T3">complete_task</text:span></text:p>
            <text:p text:style-name="P8"><text:span text:style-name="T3">do_sigprocmask</text:span></text:p>
            <text:p text:style-name="P8"><text:span text:style-name="T3">start_task</text:span></text:p>
            <text:p text:style-name="P8"><text:span text:style-name="T3">Synchronisation primitives</text:span></text:p>
            <text:p text:style-name="P8"><text:span text:style-name="T3"/></text:p>
          </draw:text-box>
        </draw:frame>
        <draw:line draw:style-name="gr11" draw:text-style-name="P1" draw:layer="layout" svg:x1="13.99cm" svg:y1="5.53cm" svg:x2="13.993cm" svg:y2="14.347cm">
          <text:p/>
        </draw:line>
        <draw:connector draw:style-name="gr11" draw:text-style-name="P1" draw:layer="layout" svg:x1="6.51cm" svg:y1="13.174cm" svg:x2="8.583cm" svg:y2="17.574cm" draw:start-shape="id18" draw:end-shape="id19" draw:end-glue-point="3" svg:d="m6510 13174v4400h2073">
          <text:p/>
        </draw:connector>
        <draw:connector draw:style-name="gr11" draw:text-style-name="P1" draw:layer="layout" svg:x1="21.403cm" svg:y1="13.125cm" svg:x2="19.583cm" svg:y2="17.574cm" draw:start-shape="id20" draw:start-glue-point="2" draw:end-shape="id19" draw:end-glue-point="1" svg:d="m21403 13125v4449h-1820">
          <text:p/>
        </draw:connector>
        <draw:connector draw:style-name="gr11" draw:text-style-name="P1" draw:layer="layout" svg:x1="8.164cm" svg:y1="2.942cm" svg:x2="6.51cm" svg:y2="6.484cm" draw:start-shape="id21" draw:start-glue-point="3" draw:end-shape="id18" draw:end-glue-point="0" svg:d="m8164 2942h-1654v3542">
          <text:p/>
        </draw:connector>
        <draw:connector draw:style-name="gr11" draw:text-style-name="P1" draw:layer="layout" svg:x1="19.228cm" svg:y1="2.942cm" svg:x2="21.403cm" svg:y2="6.601cm" draw:start-shape="id21" draw:start-glue-point="1" draw:end-shape="id20" draw:end-glue-point="0" svg:d="m19228 2942h2175v3659">
          <text:p/>
        </draw:connecto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07-19T09:05:47</meta:creation-date>
    <dc:date>2012-03-17T20:59:01</dc:date>
    <dc:creator>Christian </dc:creator>
    <meta:editing-duration>PT8H52M17S</meta:editing-duration>
    <meta:editing-cycles>157</meta:editing-cycles>
    <meta:generator>LibreOffice/3.4$Linux LibreOffice_project/340m1$Build-402</meta:generator>
    <meta:document-statistic meta:object-count="229"/>
  </office:meta>
</office:document-meta>
</file>